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9in" fo:margin-left="-0.1903in" fo:margin-top="0in" fo:margin-bottom="0in" table:align="left"/>
    </style:style>
    <style:style style:name="Table2.A" style:family="table-column">
      <style:table-column-properties style:column-width="3.8833in"/>
    </style:style>
    <style:style style:name="Table2.B" style:family="table-column">
      <style:table-column-properties style:column-width="2.3028in"/>
    </style:style>
    <style:style style:name="Table2.C" style:family="table-column">
      <style:table-column-properties style:column-width="0.1924in"/>
    </style:style>
    <style:style style:name="Table2.D" style:family="table-column">
      <style:table-column-properties style:column-width="1.5014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line-height="115%" fo:text-align="end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text-properties officeooo:paragraph-rsid="0117a8d9"/>
    </style:style>
    <style:style style:name="P40" style:family="paragraph" style:parent-style-name="Standard">
      <style:text-properties officeooo:paragraph-rsid="0118f8f7"/>
    </style:style>
    <style:style style:name="P41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4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4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4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50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3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54" style:family="paragraph" style:parent-style-name="Text_20_body" style:master-page-name="Standard">
      <style:paragraph-properties style:page-number="1" fo:break-before="auto" fo:break-after="auto"/>
      <style:text-properties fo:font-size="6pt" style:font-size-asian="5.25pt" style:font-size-complex="6pt"/>
    </style:style>
    <style:style style:name="P5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<text:span text:style-name="T104">R</text:span>ICHARD S. ZHU</text:p>
          </table:table-cell>
          <table:table-cell table:style-name="Table2.B1" office:value-type="string">
            <text:p text:style-name="P37">rszhu@berkeley.edu</text:p>
            <text:p text:style-name="P32">858-371-8838</text:p>
            <text:p text:style-name="P33">Berkeley, CA</text:p>
          </table:table-cell>
          <table:table-cell table:style-name="Table2.B1" office:value-type="string">
            <text:p text:style-name="P38">•</text:p>
            <text:p text:style-name="P38">•</text:p>
            <text:p text:style-name="P38">•</text:p>
          </table:table-cell>
          <table:table-cell table:style-name="Table2.B1" office:value-type="string">
            <text:p text:style-name="P35">linkedin.com/in/rszhu</text:p>
            <text:p text:style-name="P35">github.com/richardszhu</text:p>
            <text:p text:style-name="P34">ocf.io/rszhu</text:p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5"><text:span text:style-name="T115">Top Margin: 10</text:span></text:p><text:p text:style-name="P55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5"><text:span text:style-name="T115">Top Margin : 0</text:span></text:p><text:p text:style-name="P55"><text:span text:style-name="T115">Bottom Margin : 0</text:span></text:p><text:p text:style-name="P55"><text:span text:style-name="T115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4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6"><office:annotation office:name="__Annotation__1537_34614965471"><dc:creator>Unknown Author</dc:creator><dc:date>2019-11-16T15:07:10.405129210</dc:date><text:p text:style-name="P55"><text:span text:style-name="T115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230602348" text:style-name="L1">
              <text:list-item>
                <text:p text:style-name="P42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45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3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70539123569589" text:continue-numbering="true" text:style-name="L1">
              <text:list-item>
                <text:p text:style-name="P46">An improved remake of the classic video game Bomberman that can be played on modern devices</text:p>
              </text:list-item>
              <text:list-item>
                <text:p text:style-name="P48">Added an all-new local multiplayer mode, <text:span text:style-name="T113">featuring</text:span> dynamic player vs. player gameplay </text:p>
              </text:list-item>
              <text:list-item>
                <text:p text:style-name="P49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3">Personal Website (HTML, CSS, JavaScript) </text:p>
            <text:list xml:id="list170539617119367" text:continue-numbering="true" text:style-name="L1">
              <text:list-item>
                <text:p text:style-name="P50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42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70539782671849" text:continue-numbering="true" text:style-name="L1">
              <text:list-item>
                <text:p text:style-name="P51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43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0537924635544" text:continue-numbering="true" text:style-name="L1">
              <text:list-item>
                <text:p text:style-name="P46">An interactive typing program that calculates typing speed and accuracy with every keystroke</text:p>
              </text:list-item>
              <text:list-item>
                <text:p text:style-name="P42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ext:p text:style-name="P3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0537799735195" text:continue-numbering="true" text:style-name="L1">
              <text:list-item>
                <text:p text:style-name="P52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52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43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39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0537851733937" text:continue-numbering="true" text:style-name="L1">
              <text:list-item>
                <text:p text:style-name="P42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42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ext:p text:style-name="P4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4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4118193561" text:style-name="L2">
              <text:list-item>
                <text:p text:style-name="P47">Taught programming and circuitry at the library to over 200 students (Python, Javascript, Arduino)</text:p>
              </text:list-item>
              <text:list-item>
                <text:p text:style-name="P44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ext:p text:style-name="P40"/>
      <table:table table:name="Table19" table:style-name="Table19">
        <table:table-column table:style-name="Table19.A"/>
        <table:table-column table:style-name="Table19.B"/>
        <table:table-column table:style-name="Table19.C"/>
        <text:soft-page-break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7:05:07.897114376</dc:date>
    <meta:editing-duration>P1DT4H7M51S</meta:editing-duration>
    <meta:editing-cycles>206</meta:editing-cycles>
    <meta:document-statistic meta:table-count="12" meta:image-count="0" meta:object-count="0" meta:page-count="2" meta:paragraph-count="67" meta:word-count="439" meta:character-count="5740" meta:non-whitespace-character-count="2658"/>
  </office:meta>
</office:document-meta>
</file>